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92c8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7e3ff" style:text-align-source="fix" style:repeat-content="false" fo:wrap-option="wrap"/>
      <style:paragraph-properties fo:text-align="center"/>
      <style:text-properties fo:color="#0033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b92c8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3399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b91ff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dbdff" style:text-align-source="fix" style:repeat-content="false" fo:wrap-option="wrap"/>
      <style:paragraph-properties fo:text-align="center"/>
      <style:text-properties fo:color="#0033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7e3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ff2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2555in" svg:y="0.0004in">
            <draw:object draw:notify-on-update-of-ranges="Sheet1.A2:Sheet1.A6 Sheet1.B1:Sheet1.B1 Sheet1.B2:Sheet1.B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2" table:default-cell-style-name="Default"/>
        <table:table-row table:style-name="ro1">
          <table:table-cell/>
          <table:table-cell office:value-type="string" calcext:value-type="string">
            <text:p>Aug</text:p>
          </table:table-cell>
          <table:table-cell office:value-type="string" calcext:value-type="string">
            <text:p>No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narmed black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00" calcext:value-type="float">
            <text:p>300</text:p>
          </table:table-cell>
          <table:table-cell office:value-type="float" office:value="347" calcext:value-type="float">
            <text:p>3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narmed AfricanAmeric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fricanAmerican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narmed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 office:value-type="string" calcext:value-type="string">
            <text:p>http://corpus.byu.edu/glowbe/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Global collocation data</text:p>
          </table:table-cell>
          <table:table-cell table:style-name="ce1" office:value-type="string" calcext:value-type="string">
            <text:p>ALL   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IE</text:p>
          </table:table-cell>
          <table:table-cell table:style-name="ce4" office:value-type="string" calcext:value-type="string">
            <text:p>AU</text:p>
          </table:table-cell>
          <table:table-cell table:style-name="ce4" office:value-type="string" calcext:value-type="string">
            <text:p>NZ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K</text:p>
          </table:table-cell>
          <table:table-cell table:style-name="ce4" office:value-type="string" calcext:value-type="string">
            <text:p>PK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SG</text:p>
          </table:table-cell>
          <table:table-cell table:style-name="ce4" office:value-type="string" calcext:value-type="string">
            <text:p>MY</text:p>
          </table:table-cell>
          <table:table-cell table:style-name="ce4" office:value-type="string" calcext:value-type="string">
            <text:p>PH</text:p>
          </table:table-cell>
          <table:table-cell table:style-name="ce4" office:value-type="string" calcext:value-type="string">
            <text:p>HK</text:p>
          </table:table-cell>
          <table:table-cell table:style-name="ce4" office:value-type="string" calcext:value-type="string">
            <text:p>ZA</text:p>
          </table:table-cell>
          <table:table-cell table:style-name="ce4" office:value-type="string" calcext:value-type="string">
            <text:p>NG</text:p>
          </table:table-cell>
          <table:table-cell table:style-name="ce4" office:value-type="string" calcext:value-type="string">
            <text:p>GH</text:p>
          </table:table-cell>
          <table:table-cell table:style-name="ce4" office:value-type="string" calcext:value-type="string">
            <text:p>KE</text:p>
          </table:table-cell>
          <table:table-cell table:style-name="ce4" office:value-type="string" calcext:value-type="string">
            <text:p>TZ</text:p>
          </table:table-cell>
          <table:table-cell table:style-name="ce4" office:value-type="string" calcext:value-type="string">
            <text:p>JM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“unarmed black”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<text:a xlink:href="http://corpus.byu.edu/glowbe/x3.asp?xx=1&amp;wx=black&amp;wl=1&amp;wr=1&amp;r=1" xlink:type="simple">52 </text:a></text:p>
          </table:table-cell>
          <table:table-cell table:style-name="ce2" office:value-type="string" calcext:value-type="string">
            <text:p><text:a xlink:href="http://corpus.byu.edu/glowbe/x3.asp?xx=1&amp;wx=black&amp;wl=1&amp;wr=1&amp;r=2" xlink:type="simple">1 </text:a></text:p>
          </table:table-cell>
          <table:table-cell table:style-name="ce7" office:value-type="string" calcext:value-type="string">
            <text:p><text:a xlink:href="http://corpus.byu.edu/glowbe/x3.asp?xx=1&amp;wx=black&amp;wl=1&amp;wr=1&amp;r=3" xlink:type="simple">15 </text:a></text:p>
          </table:table-cell>
          <table:table-cell table:style-name="ce2" office:value-type="string" calcext:value-type="string">
            <text:p><text:a xlink:href="http://corpus.byu.edu/glowbe/x3.asp?xx=1&amp;wx=black&amp;wl=1&amp;wr=1&amp;r=4" xlink:type="simple">1 </text:a></text:p>
          </table:table-cell>
          <table:table-cell table:style-name="ce2" office:value-type="string" calcext:value-type="string">
            <text:p><text:a xlink:href="http://corpus.byu.edu/glowbe/x3.asp?xx=1&amp;wx=black&amp;wl=1&amp;wr=1&amp;r=5" xlink:type="simple">3 </text:a></text:p>
          </table:table-cell>
          <table:table-cell table:style-name="ce2" office:value-type="string" calcext:value-type="string">
            <text:p><text:a xlink:href="http://corpus.byu.edu/glowbe/x3.asp?xx=1&amp;wx=black&amp;wl=1&amp;wr=1&amp;r=6" xlink:type="simple">2 </text:a></text:p>
          </table:table-cell>
          <table:table-cell table:style-name="ce2" office:value-type="string" calcext:value-type="string">
            <text:p><text:a xlink:href="http://corpus.byu.edu/glowbe/x3.asp?xx=1&amp;wx=black&amp;wl=1&amp;wr=1&amp;r=7" xlink:type="simple">1 </text:a></text:p>
          </table:table-cell>
          <table:table-cell table:style-name="ce2" office:value-type="string" calcext:value-type="string">
            <text:p><text:a xlink:href="http://corpus.byu.edu/glowbe/x3.asp?xx=1&amp;wx=black&amp;wl=1&amp;wr=1&amp;r=8" xlink:type="simple">1 </text:a></text:p>
          </table:table-cell>
          <table:table-cell table:style-name="ce2" office:value-type="string" calcext:value-type="string">
            <text:p><text:a xlink:href="http://corpus.byu.edu/glowbe/x3.asp?xx=1&amp;wx=black&amp;wl=1&amp;wr=1&amp;r=9" xlink:type="simple">1 </text:a>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corpus.byu.edu/glowbe/x3.asp?xx=1&amp;wx=black&amp;wl=1&amp;wr=1&amp;r=12" xlink:type="simple">1 </text:a></text:p>
          </table:table-cell>
          <table:table-cell table:style-name="ce2" office:value-type="string" calcext:value-type="string">
            <text:p><text:a xlink:href="http://corpus.byu.edu/glowbe/x3.asp?xx=1&amp;wx=black&amp;wl=1&amp;wr=1&amp;r=13" xlink:type="simple">1 </text:a></text:p>
          </table:table-cell>
          <table:table-cell table:style-name="ce2" office:value-type="string" calcext:value-type="string">
            <text:p><text:a xlink:href="http://corpus.byu.edu/glowbe/x3.asp?xx=1&amp;wx=black&amp;wl=1&amp;wr=1&amp;r=14" xlink:type="simple">2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<text:a xlink:href="http://corpus.byu.edu/glowbe/x3.asp?xx=1&amp;wx=black&amp;wl=1&amp;wr=1&amp;r=16" xlink:type="simple">3 </text:a></text:p>
          </table:table-cell>
          <table:table-cell table:style-name="ce2" office:value-type="string" calcext:value-type="string">
            <text:p><text:a xlink:href="http://corpus.byu.edu/glowbe/x3.asp?xx=1&amp;wx=black&amp;wl=1&amp;wr=1&amp;r=17" xlink:type="simple">1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://corpus.byu.edu/glowbe/x3.asp?xx=1&amp;wx=black&amp;wl=1&amp;wr=1&amp;r=19" xlink:type="simple">1 </text:a></text:p>
          </table:table-cell>
          <table:table-cell table:style-name="ce9" office:value-type="string" calcext:value-type="string">
            <text:p><text:a xlink:href="http://corpus.byu.edu/glowbe/x3.asp?xx=1&amp;wx=black&amp;wl=1&amp;wr=1&amp;r=20" xlink:type="simple">4 </text:a></text:p>
          </table:table-cell>
          <table:table-cell table:style-name="ce2" office:value-type="float" office:value="340952" calcext:value-type="float">
            <text:p>34095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5.61" calcext:value-type="float">
            <text:p>5.61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“black man”</text:p>
          </table:table-cell>
          <table:table-cell table:style-name="ce2" office:value-type="float" office:value="6273" calcext:value-type="float">
            <text:p>6273</text:p>
          </table:table-cell>
          <table:table-cell table:style-name="ce6" office:value-type="string" calcext:value-type="string">
            <text:p><text:a xlink:href="http://corpus.byu.edu/glowbe/x3.asp?xx=2&amp;wx=man&amp;wl=1&amp;wr=1&amp;r=1" xlink:type="simple">2638 </text:a></text:p>
          </table:table-cell>
          <table:table-cell table:style-name="ce2" office:value-type="string" calcext:value-type="string">
            <text:p><text:a xlink:href="http://corpus.byu.edu/glowbe/x3.asp?xx=2&amp;wx=man&amp;wl=1&amp;wr=1&amp;r=2" xlink:type="simple">214 </text:a></text:p>
          </table:table-cell>
          <table:table-cell table:style-name="ce2" office:value-type="string" calcext:value-type="string">
            <text:p><text:a xlink:href="http://corpus.byu.edu/glowbe/x3.asp?xx=2&amp;wx=man&amp;wl=1&amp;wr=1&amp;r=3" xlink:type="simple">834 </text:a></text:p>
          </table:table-cell>
          <table:table-cell table:style-name="ce2" office:value-type="string" calcext:value-type="string">
            <text:p><text:a xlink:href="http://corpus.byu.edu/glowbe/x3.asp?xx=2&amp;wx=man&amp;wl=1&amp;wr=1&amp;r=4" xlink:type="simple">93 </text:a></text:p>
          </table:table-cell>
          <table:table-cell table:style-name="ce2" office:value-type="string" calcext:value-type="string">
            <text:p><text:a xlink:href="http://corpus.byu.edu/glowbe/x3.asp?xx=2&amp;wx=man&amp;wl=1&amp;wr=1&amp;r=5" xlink:type="simple">171 </text:a></text:p>
          </table:table-cell>
          <table:table-cell table:style-name="ce2" office:value-type="string" calcext:value-type="string">
            <text:p><text:a xlink:href="http://corpus.byu.edu/glowbe/x3.asp?xx=2&amp;wx=man&amp;wl=1&amp;wr=1&amp;r=6" xlink:type="simple">82 </text:a></text:p>
          </table:table-cell>
          <table:table-cell table:style-name="ce2" office:value-type="string" calcext:value-type="string">
            <text:p><text:a xlink:href="http://corpus.byu.edu/glowbe/x3.asp?xx=2&amp;wx=man&amp;wl=1&amp;wr=1&amp;r=7" xlink:type="simple">80 </text:a></text:p>
          </table:table-cell>
          <table:table-cell table:style-name="ce2" office:value-type="string" calcext:value-type="string">
            <text:p><text:a xlink:href="http://corpus.byu.edu/glowbe/x3.asp?xx=2&amp;wx=man&amp;wl=1&amp;wr=1&amp;r=8" xlink:type="simple">49 </text:a></text:p>
          </table:table-cell>
          <table:table-cell table:style-name="ce2" office:value-type="string" calcext:value-type="string">
            <text:p><text:a xlink:href="http://corpus.byu.edu/glowbe/x3.asp?xx=2&amp;wx=man&amp;wl=1&amp;wr=1&amp;r=9" xlink:type="simple">84 </text:a></text:p>
          </table:table-cell>
          <table:table-cell table:style-name="ce2" office:value-type="string" calcext:value-type="string">
            <text:p><text:a xlink:href="http://corpus.byu.edu/glowbe/x3.asp?xx=2&amp;wx=man&amp;wl=1&amp;wr=1&amp;r=10" xlink:type="simple">30 </text:a></text:p>
          </table:table-cell>
          <table:table-cell table:style-name="ce2" office:value-type="string" calcext:value-type="string">
            <text:p><text:a xlink:href="http://corpus.byu.edu/glowbe/x3.asp?xx=2&amp;wx=man&amp;wl=1&amp;wr=1&amp;r=11" xlink:type="simple">23 </text:a></text:p>
          </table:table-cell>
          <table:table-cell table:style-name="ce2" office:value-type="string" calcext:value-type="string">
            <text:p><text:a xlink:href="http://corpus.byu.edu/glowbe/x3.asp?xx=2&amp;wx=man&amp;wl=1&amp;wr=1&amp;r=12" xlink:type="simple">40 </text:a></text:p>
          </table:table-cell>
          <table:table-cell table:style-name="ce2" office:value-type="string" calcext:value-type="string">
            <text:p><text:a xlink:href="http://corpus.byu.edu/glowbe/x3.asp?xx=2&amp;wx=man&amp;wl=1&amp;wr=1&amp;r=13" xlink:type="simple">35 </text:a></text:p>
          </table:table-cell>
          <table:table-cell table:style-name="ce2" office:value-type="string" calcext:value-type="string">
            <text:p><text:a xlink:href="http://corpus.byu.edu/glowbe/x3.asp?xx=2&amp;wx=man&amp;wl=1&amp;wr=1&amp;r=14" xlink:type="simple">72 </text:a></text:p>
          </table:table-cell>
          <table:table-cell table:style-name="ce6" office:value-type="string" calcext:value-type="string">
            <text:p><text:a xlink:href="http://corpus.byu.edu/glowbe/x3.asp?xx=2&amp;wx=man&amp;wl=1&amp;wr=1&amp;r=15" xlink:type="simple">330 </text:a></text:p>
          </table:table-cell>
          <table:table-cell table:style-name="ce9" office:value-type="string" calcext:value-type="string">
            <text:p><text:a xlink:href="http://corpus.byu.edu/glowbe/x3.asp?xx=2&amp;wx=man&amp;wl=1&amp;wr=1&amp;r=16" xlink:type="simple">476 </text:a></text:p>
          </table:table-cell>
          <table:table-cell table:style-name="ce6" office:value-type="string" calcext:value-type="string">
            <text:p><text:a xlink:href="http://corpus.byu.edu/glowbe/x3.asp?xx=2&amp;wx=man&amp;wl=1&amp;wr=1&amp;r=17" xlink:type="simple">220 </text:a></text:p>
          </table:table-cell>
          <table:table-cell table:style-name="ce7" office:value-type="string" calcext:value-type="string">
            <text:p><text:a xlink:href="http://corpus.byu.edu/glowbe/x3.asp?xx=2&amp;wx=man&amp;wl=1&amp;wr=1&amp;r=18" xlink:type="simple">142 </text:a></text:p>
          </table:table-cell>
          <table:table-cell table:style-name="ce7" office:value-type="string" calcext:value-type="string">
            <text:p><text:a xlink:href="http://corpus.byu.edu/glowbe/x3.asp?xx=2&amp;wx=man&amp;wl=1&amp;wr=1&amp;r=19" xlink:type="simple">102 </text:a></text:p>
          </table:table-cell>
          <table:table-cell table:style-name="ce5" office:value-type="string" calcext:value-type="string">
            <text:p><text:a xlink:href="http://corpus.byu.edu/glowbe/x3.asp?xx=2&amp;wx=man&amp;wl=1&amp;wr=1&amp;r=20" xlink:type="simple">558 </text:a></text:p>
          </table:table-cell>
          <table:table-cell table:style-name="ce2" office:value-type="float" office:value="915097" calcext:value-type="float">
            <text:p>91509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.24" calcext:value-type="float">
            <text:p>4.24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“African American communities”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<text:a xlink:href="http://corpus.byu.edu/glowbe/x3.asp?xx=20&amp;wx=communities&amp;wl=1&amp;wr=1&amp;r=1" xlink:type="simple">27 </text:a></text:p>
          </table:table-cell>
          <table:table-cell table:style-name="ce2" office:value-type="string" calcext:value-type="string">
            <text:p><text:a xlink:href="http://corpus.byu.edu/glowbe/x3.asp?xx=20&amp;wx=communities&amp;wl=1&amp;wr=1&amp;r=2" xlink:type="simple">2 </text:a></text:p>
          </table:table-cell>
          <table:table-cell table:style-name="ce2" office:value-type="string" calcext:value-type="string">
            <text:p><text:a xlink:href="http://corpus.byu.edu/glowbe/x3.asp?xx=20&amp;wx=communities&amp;wl=1&amp;wr=1&amp;r=3" xlink:type="simple">2 </text:a></text:p>
          </table:table-cell>
          <table:table-cell table:style-name="ce2" office:value-type="string" calcext:value-type="string">
            <text:p><text:a xlink:href="http://corpus.byu.edu/glowbe/x3.asp?xx=20&amp;wx=communities&amp;wl=1&amp;wr=1&amp;r=4" xlink:type="simple">1 </text:a></text:p>
          </table:table-cell>
          <table:table-cell table:style-name="ce8" office:value-type="string" calcext:value-type="string">
            <text:p> </text:p>
          </table:table-cell>
          <table:table-cell table:style-name="ce2" office:value-type="string" calcext:value-type="string">
            <text:p><text:a xlink:href="http://corpus.byu.edu/glowbe/x3.asp?xx=20&amp;wx=communities&amp;wl=1&amp;wr=1&amp;r=6" xlink:type="simple">1 </text:a></text:p>
          </table:table-cell>
          <table:table-cell table:number-columns-repeated="3" table:style-name="ce8" office:value-type="string" calcext:value-type="string">
            <text:p> </text:p>
          </table:table-cell>
          <table:table-cell table:style-name="ce2" office:value-type="string" calcext:value-type="string">
            <text:p><text:a xlink:href="http://corpus.byu.edu/glowbe/x3.asp?xx=20&amp;wx=communities&amp;wl=1&amp;wr=1&amp;r=10" xlink:type="simple">1 </text:a>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2" office:value-type="string" calcext:value-type="string">
            <text:p><text:a xlink:href="http://corpus.byu.edu/glowbe/x3.asp?xx=20&amp;wx=communities&amp;wl=1&amp;wr=1&amp;r=13" xlink:type="simple">1 </text:a></text:p>
          </table:table-cell>
          <table:table-cell table:style-name="ce2" office:value-type="string" calcext:value-type="string">
            <text:p><text:a xlink:href="http://corpus.byu.edu/glowbe/x3.asp?xx=20&amp;wx=communities&amp;wl=1&amp;wr=1&amp;r=14" xlink:type="simple">2 </text:a></text:p>
          </table:table-cell>
          <table:table-cell table:style-name="ce2" office:value-type="string" calcext:value-type="string">
            <text:p><text:a xlink:href="http://corpus.byu.edu/glowbe/x3.asp?xx=20&amp;wx=communities&amp;wl=1&amp;wr=1&amp;r=15" xlink:type="simple">2 </text:a></text:p>
          </table:table-cell>
          <table:table-cell table:style-name="ce8" office:value-type="string" calcext:value-type="string">
            <text:p> </text:p>
          </table:table-cell>
          <table:table-cell table:style-name="ce2" office:value-type="string" calcext:value-type="string">
            <text:p><text:a xlink:href="http://corpus.byu.edu/glowbe/x3.asp?xx=20&amp;wx=communities&amp;wl=1&amp;wr=1&amp;r=17" xlink:type="simple">1 </text:a>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5" office:value-type="string" calcext:value-type="string">
            <text:p><text:a xlink:href="http://corpus.byu.edu/glowbe/x3.asp?xx=20&amp;wx=communities&amp;wl=1&amp;wr=1&amp;r=20" xlink:type="simple">5 </text:a></text:p>
          </table:table-cell>
          <table:table-cell table:style-name="ce2" office:value-type="float" office:value="153341" calcext:value-type="float">
            <text:p>15334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5.39" calcext:value-type="float">
            <text:p>5.39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“white man”</text:p>
          </table:table-cell>
          <table:table-cell table:style-name="ce2" office:value-type="float" office:value="6808" calcext:value-type="float">
            <text:p>6808</text:p>
          </table:table-cell>
          <table:table-cell table:style-name="ce7" office:value-type="string" calcext:value-type="string">
            <text:p><text:a xlink:href="http://corpus.byu.edu/glowbe/x3.asp?xx=2&amp;wx=man&amp;wl=1&amp;wr=1&amp;r=1" xlink:type="simple">1991 </text:a></text:p>
          </table:table-cell>
          <table:table-cell table:style-name="ce2" office:value-type="string" calcext:value-type="string">
            <text:p><text:a xlink:href="http://corpus.byu.edu/glowbe/x3.asp?xx=2&amp;wx=man&amp;wl=1&amp;wr=1&amp;r=2" xlink:type="simple">313 </text:a></text:p>
          </table:table-cell>
          <table:table-cell table:style-name="ce2" office:value-type="string" calcext:value-type="string">
            <text:p><text:a xlink:href="http://corpus.byu.edu/glowbe/x3.asp?xx=2&amp;wx=man&amp;wl=1&amp;wr=1&amp;r=3" xlink:type="simple">879 </text:a></text:p>
          </table:table-cell>
          <table:table-cell table:style-name="ce2" office:value-type="string" calcext:value-type="string">
            <text:p><text:a xlink:href="http://corpus.byu.edu/glowbe/x3.asp?xx=2&amp;wx=man&amp;wl=1&amp;wr=1&amp;r=4" xlink:type="simple">102 </text:a></text:p>
          </table:table-cell>
          <table:table-cell table:style-name="ce7" office:value-type="string" calcext:value-type="string">
            <text:p><text:a xlink:href="http://corpus.byu.edu/glowbe/x3.asp?xx=2&amp;wx=man&amp;wl=1&amp;wr=1&amp;r=5" xlink:type="simple">448 </text:a></text:p>
          </table:table-cell>
          <table:table-cell table:style-name="ce2" office:value-type="string" calcext:value-type="string">
            <text:p><text:a xlink:href="http://corpus.byu.edu/glowbe/x3.asp?xx=2&amp;wx=man&amp;wl=1&amp;wr=1&amp;r=6" xlink:type="simple">197 </text:a></text:p>
          </table:table-cell>
          <table:table-cell table:style-name="ce2" office:value-type="string" calcext:value-type="string">
            <text:p><text:a xlink:href="http://corpus.byu.edu/glowbe/x3.asp?xx=2&amp;wx=man&amp;wl=1&amp;wr=1&amp;r=7" xlink:type="simple">160 </text:a></text:p>
          </table:table-cell>
          <table:table-cell table:style-name="ce7" office:value-type="string" calcext:value-type="string">
            <text:p><text:a xlink:href="http://corpus.byu.edu/glowbe/x3.asp?xx=2&amp;wx=man&amp;wl=1&amp;wr=1&amp;r=8" xlink:type="simple">222 </text:a></text:p>
          </table:table-cell>
          <table:table-cell table:style-name="ce2" office:value-type="string" calcext:value-type="string">
            <text:p><text:a xlink:href="http://corpus.byu.edu/glowbe/x3.asp?xx=2&amp;wx=man&amp;wl=1&amp;wr=1&amp;r=9" xlink:type="simple">101 </text:a></text:p>
          </table:table-cell>
          <table:table-cell table:style-name="ce2" office:value-type="string" calcext:value-type="string">
            <text:p><text:a xlink:href="http://corpus.byu.edu/glowbe/x3.asp?xx=2&amp;wx=man&amp;wl=1&amp;wr=1&amp;r=10" xlink:type="simple">49 </text:a></text:p>
          </table:table-cell>
          <table:table-cell table:style-name="ce2" office:value-type="string" calcext:value-type="string">
            <text:p><text:a xlink:href="http://corpus.byu.edu/glowbe/x3.asp?xx=2&amp;wx=man&amp;wl=1&amp;wr=1&amp;r=11" xlink:type="simple">31 </text:a></text:p>
          </table:table-cell>
          <table:table-cell table:style-name="ce2" office:value-type="string" calcext:value-type="string">
            <text:p><text:a xlink:href="http://corpus.byu.edu/glowbe/x3.asp?xx=2&amp;wx=man&amp;wl=1&amp;wr=1&amp;r=12" xlink:type="simple">57 </text:a></text:p>
          </table:table-cell>
          <table:table-cell table:style-name="ce7" office:value-type="string" calcext:value-type="string">
            <text:p><text:a xlink:href="http://corpus.byu.edu/glowbe/x3.asp?xx=2&amp;wx=man&amp;wl=1&amp;wr=1&amp;r=13" xlink:type="simple">114 </text:a></text:p>
          </table:table-cell>
          <table:table-cell table:style-name="ce2" office:value-type="string" calcext:value-type="string">
            <text:p><text:a xlink:href="http://corpus.byu.edu/glowbe/x3.asp?xx=2&amp;wx=man&amp;wl=1&amp;wr=1&amp;r=14" xlink:type="simple">75 </text:a></text:p>
          </table:table-cell>
          <table:table-cell table:style-name="ce9" office:value-type="string" calcext:value-type="string">
            <text:p><text:a xlink:href="http://corpus.byu.edu/glowbe/x3.asp?xx=2&amp;wx=man&amp;wl=1&amp;wr=1&amp;r=15" xlink:type="simple">378 </text:a></text:p>
          </table:table-cell>
          <table:table-cell table:style-name="ce5" office:value-type="string" calcext:value-type="string">
            <text:p><text:a xlink:href="http://corpus.byu.edu/glowbe/x3.asp?xx=2&amp;wx=man&amp;wl=1&amp;wr=1&amp;r=16" xlink:type="simple">554 </text:a></text:p>
          </table:table-cell>
          <table:table-cell table:style-name="ce6" office:value-type="string" calcext:value-type="string">
            <text:p><text:a xlink:href="http://corpus.byu.edu/glowbe/x3.asp?xx=2&amp;wx=man&amp;wl=1&amp;wr=1&amp;r=17" xlink:type="simple">299 </text:a></text:p>
          </table:table-cell>
          <table:table-cell table:style-name="ce6" office:value-type="string" calcext:value-type="string">
            <text:p><text:a xlink:href="http://corpus.byu.edu/glowbe/x3.asp?xx=2&amp;wx=man&amp;wl=1&amp;wr=1&amp;r=18" xlink:type="simple">241 </text:a></text:p>
          </table:table-cell>
          <table:table-cell table:style-name="ce6" office:value-type="string" calcext:value-type="string">
            <text:p><text:a xlink:href="http://corpus.byu.edu/glowbe/x3.asp?xx=2&amp;wx=man&amp;wl=1&amp;wr=1&amp;r=19" xlink:type="simple">206 </text:a></text:p>
          </table:table-cell>
          <table:table-cell table:style-name="ce9" office:value-type="string" calcext:value-type="string">
            <text:p><text:a xlink:href="http://corpus.byu.edu/glowbe/x3.asp?xx=2&amp;wx=man&amp;wl=1&amp;wr=1&amp;r=20" xlink:type="simple">391 </text:a></text:p>
          </table:table-cell>
          <table:table-cell table:style-name="ce2" office:value-type="float" office:value="915097" calcext:value-type="float">
            <text:p>915097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.24" calcext:value-type="float">
            <text:p>4.24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“minority communities”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<text:a xlink:href="http://corpus.byu.edu/glowbe/x3.asp?xx=8&amp;wx=communities&amp;wl=1&amp;wr=1&amp;r=1" xlink:type="simple">195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2" xlink:type="simple">79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3" xlink:type="simple">138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4" xlink:type="simple">15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5" xlink:type="simple">15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6" xlink:type="simple">16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7" xlink:type="simple">92 </text:a></text:p>
          </table:table-cell>
          <table:table-cell table:style-name="ce5" office:value-type="string" calcext:value-type="string">
            <text:p><text:a xlink:href="http://corpus.byu.edu/glowbe/x3.asp?xx=8&amp;wx=communities&amp;wl=1&amp;wr=1&amp;r=8" xlink:type="simple">229 </text:a></text:p>
          </table:table-cell>
          <table:table-cell table:style-name="ce7" office:value-type="string" calcext:value-type="string">
            <text:p><text:a xlink:href="http://corpus.byu.edu/glowbe/x3.asp?xx=8&amp;wx=communities&amp;wl=1&amp;wr=1&amp;r=9" xlink:type="simple">65 </text:a></text:p>
          </table:table-cell>
          <table:table-cell table:style-name="ce6" office:value-type="string" calcext:value-type="string">
            <text:p><text:a xlink:href="http://corpus.byu.edu/glowbe/x3.asp?xx=8&amp;wx=communities&amp;wl=1&amp;wr=1&amp;r=10" xlink:type="simple">109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1" xlink:type="simple">12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2" xlink:type="simple">17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3" xlink:type="simple">2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4" xlink:type="simple">9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5" xlink:type="simple">9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6" xlink:type="simple">6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7" xlink:type="simple">8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8" xlink:type="simple">21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19" xlink:type="simple">12 </text:a></text:p>
          </table:table-cell>
          <table:table-cell table:style-name="ce2" office:value-type="string" calcext:value-type="string">
            <text:p><text:a xlink:href="http://corpus.byu.edu/glowbe/x3.asp?xx=8&amp;wx=communities&amp;wl=1&amp;wr=1&amp;r=20" xlink:type="simple">4 </text:a></text:p>
          </table:table-cell>
          <table:table-cell table:style-name="ce2" office:value-type="float" office:value="153341" calcext:value-type="float">
            <text:p>153341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6.77" calcext:value-type="float">
            <text:p>6.77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Collocation Comparison data</text:p>
          </table:table-cell>
          <table:table-cell table:style-name="ce3" office:value-type="string" calcext:value-type="string">
            <text:p>Total Collocate</text:p>
          </table:table-cell>
          <table:table-cell table:style-name="ce3" office:value-type="string" calcext:value-type="string">
            <text:p>MI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wbe</text:p>
          </table:table-cell>
          <table:table-cell office:value-type="string" calcext:value-type="string">
            <text:p>“unarmed black”</text:p>
          </table:table-cell>
          <table:table-cell office:value-type="float" office:value="90" calcext:value-type="float">
            <text:p>90</text:p>
          </table:table-cell>
          <table:table-cell office:value-type="float" office:value="5.61" calcext:value-type="float">
            <text:p>5.61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“unarmed black”</text:p>
          </table:table-cell>
          <table:table-cell office:value-type="float" office:value="83" calcext:value-type="float">
            <text:p>83</text:p>
          </table:table-cell>
          <table:table-cell office:value-type="float" office:value="7.08814" calcext:value-type="float">
            <text:p>7.088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wbe</text:p>
          </table:table-cell>
          <table:table-cell office:value-type="string" calcext:value-type="string">
            <text:p>“black man”</text:p>
          </table:table-cell>
          <table:table-cell office:value-type="float" office:value="6273" calcext:value-type="float">
            <text:p>6273</text:p>
          </table:table-cell>
          <table:table-cell office:value-type="float" office:value="4.24" calcext:value-type="float">
            <text:p>4.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“black man”</text:p>
          </table:table-cell>
          <table:table-cell office:value-type="float" office:value="47" calcext:value-type="float">
            <text:p>47</text:p>
          </table:table-cell>
          <table:table-cell office:value-type="float" office:value="6.12249" calcext:value-type="float">
            <text:p>6.1224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wbe</text:p>
          </table:table-cell>
          <table:table-cell office:value-type="string" calcext:value-type="string">
            <text:p>“African American communities”</text:p>
          </table:table-cell>
          <table:table-cell office:value-type="float" office:value="45" calcext:value-type="float">
            <text:p>45</text:p>
          </table:table-cell>
          <table:table-cell office:value-type="float" office:value="5.39" calcext:value-type="float">
            <text:p>5.3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“African American communities”</text:p>
          </table:table-cell>
          <table:table-cell office:value-type="float" office:value="4" calcext:value-type="float">
            <text:p>4</text:p>
          </table:table-cell>
          <table:table-cell office:value-type="float" office:value="5.79389" calcext:value-type="float">
            <text:p>5.7938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wbe</text:p>
          </table:table-cell>
          <table:table-cell office:value-type="string" calcext:value-type="string">
            <text:p>“white man”</text:p>
          </table:table-cell>
          <table:table-cell office:value-type="float" office:value="6808" calcext:value-type="float">
            <text:p>6808</text:p>
          </table:table-cell>
          <table:table-cell office:value-type="float" office:value="4.24" calcext:value-type="float">
            <text:p>4.2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“white man”</text:p>
          </table:table-cell>
          <table:table-cell office:value-type="float" office:value="2" calcext:value-type="float">
            <text:p>2</text:p>
          </table:table-cell>
          <table:table-cell office:value-type="float" office:value="2.32809" calcext:value-type="float">
            <text:p>2.328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wbe</text:p>
          </table:table-cell>
          <table:table-cell office:value-type="string" calcext:value-type="string">
            <text:p>“minority communities”</text:p>
          </table:table-cell>
          <table:table-cell office:value-type="float" office:value="1053" calcext:value-type="float">
            <text:p>1053</text:p>
          </table:table-cell>
          <table:table-cell office:value-type="float" office:value="6.77" calcext:value-type="float">
            <text:p>6.7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“minority communities”</text:p>
          </table:table-cell>
          <table:table-cell office:value-type="float" office:value="10" calcext:value-type="float">
            <text:p>10</text:p>
          </table:table-cell>
          <table:table-cell office:value-type="float" office:value="8.96826" calcext:value-type="float">
            <text:p>8.9682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7"/>
          <table:table-cell table:formula="of:=SUM([.H39:.H57])" office:value-type="float" office:value="1118" calcext:value-type="float">
            <text:p>111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6:36:16.226525739</meta:creation-date>
    <dc:date>2015-04-22T17:34:19.691491403</dc:date>
    <meta:editing-duration>PT10H56M24S</meta:editing-duration>
    <meta:editing-cycles>14</meta:editing-cycles>
    <meta:generator>LibreOffice/4.2.7.2$Linux_X86_64 LibreOffice_project/420m0$Build-2</meta:generator>
    <meta:document-statistic meta:table-count="1" meta:cell-count="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3.952cm" style:legend-expansion="high" chart:style-name="ch2"/>
        <chart:plot-area chart:style-name="ch3" table:cell-range-address="Sheet1.A1:Sheet1.C6" chart:data-source-has-labels="both" svg:x="1.331cm" svg:y="0.18cm" svg:width="12.985cm" svg:height="8.64cm">
          <chartooo:coordinate-region svg:x="2.138cm" svg:y="0.38cm" svg:width="12.178cm" svg:height="7.39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title svg:x="0.451cm" svg:y="5.113cm" chart:style-name="ch6">
              <text:p>Abs Frq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series chart:style-name="ch9" chart:values-cell-range-address="Sheet1.C2:Sheet1.C6" chart:label-cell-address="Sheet1.C1:Sheet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g</text:p>
                <draw:g>
                  <svg:desc>Sheet1.B1:Sheet1.B1</svg:desc>
                </draw:g>
              </table:table-cell>
              <table:table-cell office:value-type="string">
                <text:p>No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rmed black</text:p>
                <draw:g>
                  <svg:desc>Sheet1.A2:Sheet1.A6</svg:desc>
                </draw:g>
              </table:table-cell>
              <table:table-cell office:value-type="float" office:value="39">
                <text:p>39</text:p>
                <draw:g>
                  <svg:desc>Sheet1.B2:Sheet1.B6</svg:desc>
                </draw:g>
              </table:table-cell>
              <table:table-cell office:value-type="float" office:value="43">
                <text:p>43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00">
                <text:p>30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unarmed AfricanAmeric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fricanAmerican</text:p>
              </table:table-cell>
              <table:table-cell office:value-type="float" office:value="92">
                <text:p>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armed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